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2c6" officeooo:paragraph-rsid="0003c2c6"/>
    </style:style>
    <style:style style:name="P2" style:family="paragraph" style:parent-style-name="Standard">
      <style:text-properties fo:font-weight="bold" officeooo:rsid="0003c2c6" officeooo:paragraph-rsid="0003c2c6" style:font-weight-asian="bold" style:font-weight-complex="bold"/>
    </style:style>
    <style:style style:name="P3" style:family="paragraph" style:parent-style-name="Standard">
      <style:text-properties fo:font-weight="bold" officeooo:rsid="000520f5" officeooo:paragraph-rsid="000520f5" style:font-weight-asian="bold" style:font-weight-complex="bold"/>
    </style:style>
    <style:style style:name="P4" style:family="paragraph" style:parent-style-name="Standard">
      <style:text-properties fo:font-weight="bold" officeooo:rsid="0007c0a9" officeooo:paragraph-rsid="0007c0a9" style:font-weight-asian="bold" style:font-weight-complex="bold"/>
    </style:style>
    <style:style style:name="P5" style:family="paragraph" style:parent-style-name="Standard">
      <style:text-properties fo:font-weight="normal" officeooo:rsid="00069154" officeooo:paragraph-rsid="000520f5" style:font-weight-asian="normal" style:font-weight-complex="normal"/>
    </style:style>
    <style:style style:name="P6" style:family="paragraph" style:parent-style-name="Standard">
      <style:text-properties fo:font-size="14pt" fo:font-weight="normal" officeooo:rsid="00070cc8" officeooo:paragraph-rsid="000520f5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officeooo:rsid="0003c2c6" officeooo:paragraph-rsid="0003c2c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520f5" officeooo:paragraph-rsid="000520f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69154" officeooo:paragraph-rsid="0006915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7c0a9" officeooo:paragraph-rsid="0007c0a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6pt" officeooo:rsid="0003c2c6" officeooo:paragraph-rsid="0003c2c6" style:font-size-asian="16pt" style:font-size-complex="16pt"/>
    </style:style>
    <style:style style:name="T1" style:family="text">
      <style:text-properties officeooo:rsid="000520f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0f5" style:font-weight-asian="normal" style:font-weight-complex="normal"/>
    </style:style>
    <style:style style:name="T4" style:family="text">
      <style:text-properties fo:font-weight="normal" officeooo:rsid="00069154" style:font-weight-asian="normal" style:font-weight-complex="normal"/>
    </style:style>
    <style:style style:name="T5" style:family="text">
      <style:text-properties fo:font-weight="normal" officeooo:rsid="00070cc8" style:font-weight-asian="normal" style:font-weight-complex="normal"/>
    </style:style>
    <style:style style:name="T6" style:family="text">
      <style:text-properties fo:font-weight="normal" officeooo:rsid="000a3707" style:font-weight-asian="normal" style:font-weight-complex="normal"/>
    </style:style>
    <style:style style:name="T7" style:family="text">
      <style:text-properties officeooo:rsid="00069154"/>
    </style:style>
    <style:style style:name="T8" style:family="text">
      <style:text-properties officeooo:rsid="00070cc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97742"/>
    </style:style>
    <style:style style:name="T11" style:family="text">
      <style:text-properties officeooo:rsid="000b6e7b"/>
    </style:style>
    <style:style style:name="T12" style:family="text">
      <style:text-properties officeooo:rsid="000e5556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69154" style:font-size-asian="14pt" style:font-size-complex="14pt"/>
    </style:style>
    <style:style style:name="T15" style:family="text">
      <style:text-properties fo:font-size="14pt" officeooo:rsid="000e5556" style:font-size-asian="14pt" style:font-size-complex="14pt"/>
    </style:style>
    <style:style style:name="T16" style:family="text">
      <style:text-properties fo:font-size="14pt" officeooo:rsid="000520f5" style:font-size-asian="14pt" style:font-size-complex="14pt"/>
    </style:style>
    <style:style style:name="T17" style:family="text">
      <style:text-properties fo:font-size="14pt" fo:font-weight="normal" officeooo:rsid="00069154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070cc8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0a3707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0520f5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THEME :</text:span> Détermination des paramètres d’une heuristique générique pour les jeux de type « n-alignés » par apprentissage automatique</text:p>
      <text:p text:style-name="P11"/>
      <text:p text:style-name="P1"><text:tab/><text:tab/><text:tab/><text:tab/><text:tab/><text:span text:style-name="T9">CALENDRIER</text:span></text:p>
      <text:p text:style-name="P1"/>
      <text:p text:style-name="P7">E<text:span text:style-name="T11">t</text:span>ude de l’existant et Revue de littérature </text:p>
      <text:p text:style-name="P2"><text:tab/><text:span text:style-name="T16">16/03/2017 au 31/03/2017 : </text:span><text:span text:style-name="T20">Approfondissemen</text:span><text:span text:style-name="T16">t</text:span><text:span text:style-name="T20"> des prérequis et compréhension de la notion d’apprentissage automatique.</text:span></text:p>
      <text:p text:style-name="P2"/>
      <text:p text:style-name="P8">Formulation et Modélisation</text:p>
      <text:p text:style-name="P3"><text:span text:style-name="T2"><text:tab/></text:span><text:span text:style-name="T13">02/04/2017 au 01/05/2017 : </text:span><text:span text:style-name="T17">Formuler convenablement le problème en tenant compte de tous <text:s/>les aspects du travail à effectuer. Définir la méthode d’apprentissage à utiliser pour améliorer l’heuristique générique.</text:span></text:p>
      <text:p text:style-name="P5"/>
      <text:p text:style-name="P9"><text:span text:style-name="T7">I</text:span>mplémentation et Tests</text:p>
      <text:p text:style-name="P3"><text:span text:style-name="T4"><text:tab/></text:span><text:span text:style-name="T14">02/05/2017 au 23/05/2017 :</text:span><text:span text:style-name="T17"> </text:span><text:span text:style-name="T18">Implémenter la solution proposée et la tester avec les spécifications contenues dans la formulation du sujet.</text:span></text:p>
      <text:p text:style-name="P6"/>
      <text:p text:style-name="P10"><text:span text:style-name="T8">R</text:span>édaction du Mémoire</text:p>
      <text:p text:style-name="P4"><text:s/><text:tab/><text:span text:style-name="T15">11/04/2017 au 16/06/2017 : </text:span><text:span text:style-name="T19">Rédaction du mémoi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10:28.253439669</meta:creation-date>
    <dc:date>2017-04-10T14:08:53.872864070</dc:date>
    <meta:editing-duration>PT11M5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06" meta:character-count="774" meta:non-whitespace-character-count="666"/>
  </office:meta>
</office:document-meta>
</file>